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181" officeooo:paragraph-rsid="0012c181"/>
    </style:style>
    <style:style style:name="P2" style:family="paragraph" style:parent-style-name="Standard">
      <style:text-properties officeooo:rsid="0012c181" officeooo:paragraph-rsid="0013adcc"/>
    </style:style>
    <style:style style:name="P3" style:family="paragraph" style:parent-style-name="Standard">
      <style:text-properties officeooo:rsid="0013adcc" officeooo:paragraph-rsid="0013adcc"/>
    </style:style>
    <style:style style:name="P4" style:family="paragraph" style:parent-style-name="Standard">
      <style:text-properties officeooo:rsid="0015412f" officeooo:paragraph-rsid="0015412f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fo:font-weight="normal" officeooo:rsid="0015412f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5412f" style:font-weight-asian="normal" style:font-weight-complex="normal"/>
    </style:style>
    <style:style style:name="T7" style:family="text">
      <style:text-properties style:text-position="0% 100%" officeooo:rsid="0013adcc"/>
    </style:style>
    <style:style style:name="T8" style:family="text">
      <style:text-properties style:text-position="0% 100%" officeooo:rsid="0015412f"/>
    </style:style>
    <style:style style:name="T9" style:family="text">
      <style:text-properties style:text-position="0% 100%" officeooo:rsid="0016da4b"/>
    </style:style>
    <style:style style:name="T10" style:family="text">
      <style:text-properties style:text-position="0% 100%" officeooo:rsid="00172b5a"/>
    </style:style>
    <style:style style:name="T11" style:family="text">
      <style:text-properties officeooo:rsid="0013adcc"/>
    </style:style>
    <style:style style:name="T12" style:family="text">
      <style:text-properties officeooo:rsid="00154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ve function:</text:p>
      <text:p text:style-name="P1"/>
      <text:p text:style-name="P1">The way I see it I have two choices of how to represent the objective function if I want it to remain linear:</text:p>
      <text:p text:style-name="P1"/>
      <text:p text:style-name="P1"><text:span text:style-name="T11">1. </text:span>Using an index to determine which C is chosen. Like x<text:span text:style-name="T1">ijv</text:span><text:span text:style-name="T2">s</text:span><text:span text:style-name="T5"> where s determines which C is being chosen. </text:span><text:span text:style-name="T6">This gives E</text:span><text:span text:style-name="T3">v</text:span><text:span text:style-name="T6">*S*V variables which is ofcourse making the problem quite big.</text:span></text:p>
      <text:p text:style-name="P1"/>
      <text:p text:style-name="P1"><text:span text:style-name="T11">2. </text:span>Or replacing that with the sum of the total distance <text:span text:style-name="T12">to avoid having S extra variables</text:span> (there might be several ways of doing this but I find the representation you suggested to be quite efficient and mostly fitting to the problem).</text:p>
      <text:p text:style-name="P1"/>
      <text:p text:style-name="P4">(3. not really an option) Non linear representations with two variables, which is not possible..</text:p>
      <text:p text:style-name="P1"/>
      <text:p text:style-name="P1">Questions I need to clear to move on:</text:p>
      <text:p text:style-name="P1"/>
      <text:p text:style-name="P1"><text:span text:style-name="T11">Q1</text:span>. Why exactly is the representation c<text:span text:style-name="T1">vs</text:span><text:span text:style-name="T4">d</text:span><text:span text:style-name="T1">vs</text:span><text:span text:style-name="T4"> not good? </text:span></text:p>
      <text:p text:style-name="P1"><text:span text:style-name="T7">Q2</text:span><text:span text:style-name="T4">. What would be an example of an objective function that would satisfy what we are looking for?</text:span></text:p>
      <text:p text:style-name="P1"><text:span text:style-name="T4"/></text:p>
      <text:p text:style-name="P2"><text:span text:style-name="T7">I guess what I am missing at the moment is for it to be clear to me what (and why) I am looking for, cus right now it feels like I am searching for «something else» without actually understanding what I am searching for. Do you get a bit what I mean? The last few days I am mostly running in circles coming back to old representations of the form 1. or representations </text:span><text:span text:style-name="T8">like 3</text:span><text:span text:style-name="T7"> which makes it non linear or the representation you suggested (2). </text:span></text:p>
      <text:p text:style-name="P2"><text:span text:style-name="T7"/></text:p>
      <text:p text:style-name="P3"><text:span text:style-name="T4">I am also getting more and more panic for my exams and feel like I cant keep running in circles on this these days, because I am falling behind so hope we find a solution soon that we are both satisfied with so that I can finish the report before next friday. :</text:span><text:span text:style-name="T8">) </text:span><text:span text:style-name="T9">(if not we have to dicuss what other options I have regarding finishing/</text:span><text:span text:style-name="T10">presenting the report for</text:span><text:span text:style-name="T9"> </text:span><text:span text:style-name="T10">inf</text:span><text:span text:style-name="T9">319..?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32:41.847433700</meta:creation-date>
    <dc:date>2018-11-28T12:07:10.763273726</dc:date>
    <meta:editing-duration>PT8M2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305" meta:character-count="1641" meta:non-whitespace-character-count="1344"/>
  </office:meta>
</office:document-meta>
</file>